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CE000001ECFBAF86687366AA7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06cm, 0cm)" draw:image-opacity="100%" style:mirror="none"/>
    </style:style>
    <style:style style:name="gr2" style:family="graphic" style:parent-style-name="standard" style:list-style-name="L2">
      <style:graphic-properties draw:stroke="solid" svg:stroke-width="0cm" svg:stroke-color="#224b12" draw:fill="solid" draw:fill-color="#e8f2a1" draw:opacity="60%" draw:textarea-horizontal-align="justify" draw:textarea-vertical-align="top" draw:auto-grow-height="false" draw:fit-to-size="false" style:shrink-to-fit="false" fo:min-height="1.076cm" fo:min-width="8.5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cm" svg:stroke-color="#158466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withoutfill">
      <style:graphic-properties svg:stroke-width="0.05cm" svg:stroke-color="#bf0041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224b12" draw:fill="solid" draw:fill-color="#e8f2a1" draw:opacity="60%" draw:textarea-horizontal-align="justify" draw:textarea-vertical-align="top" draw:auto-grow-height="false" draw:fit-to-size="false" style:shrink-to-fit="false" fo:min-height="1.076cm" fo:min-width="7.3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1.501cm" fo:min-width="10.00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svg:stroke-color="#224b12" draw:fill="solid" draw:fill-color="#afd095" draw:opacity="60%" draw:textarea-horizontal-align="justify" draw:textarea-vertical-align="top" draw:auto-grow-height="false" draw:fit-to-size="false" style:shrink-to-fit="false" fo:min-height="0.576cm" fo:min-width="5.2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cm" svg:stroke-color="#224b12" draw:fill="solid" draw:fill-color="#e8f2a1" draw:opacity="60%" draw:textarea-horizontal-align="justify" draw:textarea-vertical-align="top" draw:auto-grow-height="false" draw:fit-to-size="false" style:shrink-to-fit="false" fo:min-height="1.076cm" fo:min-width="8.5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cm" svg:stroke-color="#224b12" draw:fill="solid" draw:fill-color="#e8f2a1" draw:opacity="60%" draw:textarea-horizontal-align="justify" draw:textarea-vertical-align="top" draw:auto-grow-height="false" draw:fit-to-size="false" style:shrink-to-fit="false" fo:min-height="1.076cm" fo:min-width="7.3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bf0041" draw:fill="solid" draw:fill-color="#f7d1d5" draw:opacity="60%" draw:textarea-horizontal-align="justify" draw:textarea-vertical-align="top" draw:auto-grow-height="false" draw:fit-to-size="false" style:shrink-to-fit="false" fo:min-height="1.501cm" fo:min-width="11.8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bf0041" draw:fill="solid" draw:fill-color="#f7d1d5" draw:opacity="60%" draw:textarea-horizontal-align="justify" draw:textarea-vertical-align="top" draw:auto-grow-height="false" draw:fit-to-size="false" style:shrink-to-fit="false" fo:min-height="1.001cm" fo:min-width="10.0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bf0041" draw:fill="solid" draw:fill-color="#f7d1d5" draw:opacity="60%" draw:textarea-horizontal-align="justify" draw:textarea-vertical-align="top" draw:auto-grow-height="false" draw:fit-to-size="false" style:shrink-to-fit="false" fo:min-height="1.526cm" fo:min-width="10.2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cm" svg:stroke-color="#55308d" draw:fill="solid" draw:fill-color="#dedce6" draw:opacity="60%" draw:textarea-horizontal-align="justify" draw:textarea-vertical-align="top" draw:auto-grow-height="false" draw:fit-to-size="false" style:shrink-to-fit="false" fo:min-height="1.251cm" fo:min-width="10.0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cm" svg:stroke-color="#bf0041" draw:fill="solid" draw:fill-color="#f7d1d5" draw:opacity="60%" draw:textarea-horizontal-align="justify" draw:textarea-vertical-align="top" draw:auto-grow-height="false" draw:fit-to-size="false" style:shrink-to-fit="false" fo:min-height="1.501cm" fo:min-width="12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e8f2a1" draw:opacity="60%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dce6" draw:opacity="60%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loext:graphic-properties draw:fill="solid" draw:fill-color="#afd095" draw:opacity="60%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loext:graphic-properties draw:fill="solid" draw:fill-color="#f7d1d5" draw:opacity="60%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2pt" fo:letter-spacing="normal" fo:language="en" fo:country="US" fo:font-style="normal" style:text-underline-style="none" fo:font-weight="bold" fo:background-color="transparent" style:font-name-asian="ＭＳ Ｐゴシック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style:text-underline-style="none" fo:font-weight="normal" fo:background-color="transparent" style:font-name-asian="ＭＳ Ｐ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2pt" fo:letter-spacing="normal" fo:language="en" fo:country="US" fo:font-style="normal" style:text-underline-style="none" fo:background-color="transparent" style:font-name-asian="ＭＳ Ｐゴシック" style:font-size-asian="12pt" style:font-style-asian="normal" style:font-name-complex="Arial" style:font-size-complex="12pt" style:font-style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1pt" fo:letter-spacing="normal" fo:language="en" fo:country="US" fo:font-style="normal" style:text-underline-style="none" fo:font-weight="normal" fo:background-color="transparent" style:font-name-asian="ＭＳ Ｐゴシック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fo:background-color="transparent" style:font-name-asian="ＭＳ Ｐゴシック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name="図 2" draw:style-name="gr1" draw:text-style-name="P1" draw:layer="layout" svg:width="17.231cm" svg:height="7.216cm" svg:x="8.218cm" svg:y="4.965cm">
          <draw:image xlink:href="Pictures/10000000000002CE000001ECFBAF86687366AA73.png" xlink:type="simple" xlink:show="embed" xlink:actuate="onLoad" draw:mime-type="image/png">
            <text:p/>
          </draw:image>
        </draw:frame>
        <draw:custom-shape draw:name="テキスト ボックス 3" draw:style-name="gr2" draw:text-style-name="P3" draw:layer="layout" svg:width="9cm" svg:height="1.325cm" svg:x="6.6cm" svg:y="11.975cm">
          <text:p text:style-name="P2"><text:span text:style-name="T1">ports[1]</text:span><text:span text:style-name="T2">が</text:span><text:span text:style-name="T2">boundary</text:span><text:span text:style-name="T2">に繋がる．</text:span></text:p>
          <text:p text:style-name="P2"><text:span text:style-name="T3">connect(boundary.ports[1], volume.</text:span><text:span text:style-name="T4">ports[1]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4.55cm" svg:y1="10.25cm" svg:x2="14cm" svg:y2="12cm">
          <text:p/>
        </draw:line>
        <draw:custom-shape draw:name="テキスト ボックス 1" draw:style-name="gr4" draw:text-style-name="P5" draw:layer="layout" svg:width="2cm" svg:height="0.75cm" svg:x="13cm" svg:y="6.5cm">
          <text:p text:style-name="P2"><text:span text:style-name="T2">ports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5cm" svg:y1="10.5cm" svg:x2="14.75cm" svg:y2="7.25cm">
          <text:p/>
        </draw:line>
        <draw:custom-shape draw:name="テキスト ボックス 2" draw:style-name="gr6" draw:text-style-name="P5" draw:layer="layout" svg:width="2cm" svg:height="0.75cm" svg:x="15.8cm" svg:y="6.5cm">
          <text:p text:style-name="P2"><text:span text:style-name="T2">ports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6.1cm" svg:y1="10.5cm" svg:x2="16.35cm" svg:y2="7.25cm">
          <text:p/>
        </draw:line>
        <draw:custom-shape draw:name="テキスト ボックス 4" draw:style-name="gr7" draw:text-style-name="P3" draw:layer="layout" svg:width="7.8cm" svg:height="1.325cm" svg:x="12.9cm" svg:y="13.525cm">
          <text:p text:style-name="P2"><text:span text:style-name="T1">ports[2]</text:span><text:span text:style-name="T2">が</text:span><text:span text:style-name="T2">pipe(</text:span><text:span text:style-name="T2">の左側</text:span><text:span text:style-name="T2">)</text:span><text:span text:style-name="T2">に繋がる．</text:span></text:p>
          <text:p text:style-name="P2"><text:span text:style-name="T3">connect(volume.</text:span><text:span text:style-name="T4">ports[2]</text:span><text:span text:style-name="T3">, pipe.port_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6.786cm" svg:y1="10.26cm" svg:x2="17.25cm" svg:y2="13.5cm">
          <text:p/>
        </draw:line>
        <draw:custom-shape draw:name="テキスト ボックス 5" draw:style-name="gr8" draw:text-style-name="P5" draw:layer="layout" svg:width="10.5cm" svg:height="1.75cm" svg:x="11.25cm" svg:y="4.25cm">
          <text:p text:style-name="P2"><text:span text:style-name="T2">Volume</text:span><text:span text:style-name="T2">の</text:span><text:span text:style-name="T2">ports</text:span><text:span text:style-name="T2">は、</text:span><text:span text:style-name="T1">要素数２の配列</text:span><text:span text:style-name="T2">コネクタ</text:span></text:p>
          <text:p text:style-name="P2"><text:span text:style-name="T3">Modelica.Fluid.Vessels.ClosedVolume volume(***, nPorts = 2, ***)</text:span></text:p>
          <text:p text:style-name="P2"><text:span text:style-name="T3">*</text:span><text:span text:style-name="T3">上記コードは関係ない</text:span><text:span text:style-name="T3">parameter</text:span><text:span text:style-name="T3">設定記述を省略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5.55cm" svg:y1="10.25cm" svg:x2="15.55cm" svg:y2="6cm">
          <text:p/>
        </draw:line>
        <draw:custom-shape draw:name="テキスト ボックス 8" draw:style-name="gr9" draw:text-style-name="P6" draw:layer="layout" svg:width="5.75cm" svg:height="0.825cm" svg:x="4.3cm" svg:y="3cm">
          <text:p text:style-name="P2"><text:span text:style-name="T5">正常に接続されているとき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" draw:style-name="dp1" draw:master-page-name="標準">
        <draw:frame draw:name="図 1" draw:style-name="gr1" draw:text-style-name="P1" draw:layer="layout" svg:width="17.231cm" svg:height="7.216cm" svg:x="8.218cm" svg:y="4.965cm">
          <draw:image xlink:href="Pictures/10000000000002CE000001ECFBAF86687366AA73.png" xlink:type="simple" xlink:show="embed" xlink:actuate="onLoad" draw:mime-type="image/png">
            <text:p/>
          </draw:image>
        </draw:frame>
        <draw:custom-shape draw:name="テキスト ボックス 11" draw:style-name="gr10" draw:text-style-name="P3" draw:layer="layout" svg:width="9cm" svg:height="1.325cm" svg:x="6.6cm" svg:y="11.975cm">
          <text:p text:style-name="P2"><text:span text:style-name="T1">ports[1]</text:span><text:span text:style-name="T2">が</text:span><text:span text:style-name="T2">boundary</text:span><text:span text:style-name="T2">に繋がる．</text:span></text:p>
          <text:p text:style-name="P2"><text:span text:style-name="T3"><text:tab/></text:span><text:span text:style-name="T3">connect(boundary.ports[1], volume.</text:span><text:span text:style-name="T4">ports[1]</text:span><text:span text:style-name="T3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4.55cm" svg:y1="10.25cm" svg:x2="14cm" svg:y2="12cm">
          <text:p/>
        </draw:line>
        <draw:custom-shape draw:name="テキスト ボックス 12" draw:style-name="gr11" draw:text-style-name="P5" draw:layer="layout" svg:width="2cm" svg:height="0.75cm" svg:x="13cm" svg:y="6.5cm">
          <text:p text:style-name="P2"><text:span text:style-name="T2">ports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5cm" svg:y1="10.5cm" svg:x2="14.75cm" svg:y2="7.25cm">
          <text:p/>
        </draw:line>
        <draw:custom-shape draw:name="テキスト ボックス 13" draw:style-name="gr12" draw:text-style-name="P5" draw:layer="layout" svg:width="2cm" svg:height="0.75cm" svg:x="15.9cm" svg:y="6.5cm">
          <text:p text:style-name="P2"><text:span text:style-name="T2">ports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6cm" svg:y1="10.5cm" svg:x2="16.25cm" svg:y2="7.25cm">
          <text:p/>
        </draw:line>
        <draw:custom-shape draw:name="テキスト ボックス 14" draw:style-name="gr13" draw:text-style-name="P3" draw:layer="layout" svg:width="7.8cm" svg:height="1.325cm" svg:x="12.9cm" svg:y="13.525cm">
          <text:p text:style-name="P2"><text:span text:style-name="T1">ports[2]</text:span><text:span text:style-name="T2">が</text:span><text:span text:style-name="T2">pipe(</text:span><text:span text:style-name="T2">の左側</text:span><text:span text:style-name="T2">)</text:span><text:span text:style-name="T2">に繋がる．</text:span></text:p>
          <text:p text:style-name="P2"><text:span text:style-name="T3"><text:tab/></text:span><text:span text:style-name="T3">connect(volume.</text:span><text:span text:style-name="T4">ports[2]</text:span><text:span text:style-name="T3">, pipe.port_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6.786cm" svg:y1="10.26cm" svg:x2="17.25cm" svg:y2="13.5cm">
          <text:p/>
        </draw:line>
        <draw:custom-shape draw:name="テキスト ボックス 15" draw:style-name="gr14" draw:text-style-name="P7" draw:layer="layout" svg:width="12.3cm" svg:height="1.75cm" svg:x="4.7cm" svg:y="2.65cm">
          <text:p text:style-name="P2"><text:span text:style-name="T2">エラー事象１</text:span></text:p>
          <text:p text:style-name="P2"><text:span text:style-name="T6">　</text:span><text:span text:style-name="T6">parameter “nPorts”</text:span><text:span text:style-name="T6">が設定されていない．</text:span></text:p>
          <text:p text:style-name="P2"><text:span text:style-name="T7">　</text:span><text:span text:style-name="T8">＊</text:span><text:span text:style-name="T9">OpenModelica</text:span><text:span text:style-name="T9">の自動</text:span><text:span text:style-name="T9">Code</text:span><text:span text:style-name="T9">のバグの可能性が有り、</text:span><text:span text:style-name="T9">User</text:span><text:span text:style-name="T9">側での事前回避法は不明</text:span><text:span text:style-name="T9">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5" draw:text-style-name="P7" draw:layer="layout" svg:width="10.5cm" svg:height="1.25cm" svg:x="11.25cm" svg:y="4.75cm">
          <text:p text:style-name="P2"><text:span text:style-name="T3">Modelica.Fluid.Vessels.ClosedVolume volume(***, ***)</text:span></text:p>
          <text:p text:style-name="P2"><text:span text:style-name="T3">*</text:span><text:span text:style-name="T3">上記コード中</text:span><text:span text:style-name="T3">***</text:span><text:span text:style-name="T3">は</text:span><text:span text:style-name="T3">nPorts</text:span><text:span text:style-name="T3">以外の</text:span><text:span text:style-name="T3">parameter</text:span><text:span text:style-name="T3">設定記述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5.55cm" svg:y1="10.25cm" svg:x2="15.55cm" svg:y2="6cm">
          <text:p/>
        </draw:line>
      </draw:page>
      <draw:page draw:name="page3" draw:style-name="dp1" draw:master-page-name="標準">
        <draw:frame draw:name="図 3" draw:style-name="gr1" draw:text-style-name="P1" draw:layer="layout" svg:width="17.231cm" svg:height="7.216cm" svg:x="8.218cm" svg:y="4.965cm">
          <draw:image xlink:href="Pictures/10000000000002CE000001ECFBAF86687366AA73.png" xlink:type="simple" xlink:show="embed" xlink:actuate="onLoad" draw:mime-type="image/png">
            <text:p/>
          </draw:image>
        </draw:frame>
        <draw:custom-shape draw:name="テキスト ボックス 16" draw:style-name="gr16" draw:text-style-name="P7" draw:layer="layout" svg:width="10.7cm" svg:height="1.775cm" svg:x="10.3cm" svg:y="11.975cm">
          <text:p text:style-name="P8"><text:span text:style-name="T5">ports[1]</text:span><text:span text:style-name="T5">が２つの</text:span><text:span text:style-name="T5">Component</text:span><text:span text:style-name="T5">に接続されている．</text:span></text:p>
          <text:p text:style-name="P8"><text:span text:style-name="T3"><text:tab/></text:span><text:span text:style-name="T3">connect(boundary.ports[1], volume.</text:span><text:span text:style-name="T4">ports[1]</text:span><text:span text:style-name="T3">)</text:span></text:p>
          <text:p text:style-name="P8"><text:span text:style-name="T3"><text:tab/></text:span><text:span text:style-name="T3">connect(volume.</text:span><text:span text:style-name="T4">ports[1]</text:span><text:span text:style-name="T3">, pipe.port_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4.55cm" svg:y1="10.25cm" svg:x2="15cm" svg:y2="12cm">
          <text:p/>
        </draw:line>
        <draw:custom-shape draw:name="テキスト ボックス 17" draw:style-name="gr17" draw:text-style-name="P5" draw:layer="layout" svg:width="2cm" svg:height="0.75cm" svg:x="13cm" svg:y="6.5cm">
          <text:p text:style-name="P8"><text:span text:style-name="T2">ports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5cm" svg:y1="10.5cm" svg:x2="14.75cm" svg:y2="7.25cm">
          <text:p/>
        </draw:line>
        <draw:custom-shape draw:name="テキスト ボックス 18" draw:style-name="gr18" draw:text-style-name="P5" draw:layer="layout" svg:width="2cm" svg:height="0.75cm" svg:x="15.8cm" svg:y="6.5cm">
          <text:p text:style-name="P8"><text:span text:style-name="T2">ports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6.1cm" svg:y1="10.5cm" svg:x2="16.35cm" svg:y2="7.25cm">
          <text:p/>
        </draw:line>
        <draw:line draw:style-name="gr3" draw:text-style-name="P4" draw:layer="layout" svg:x1="16.786cm" svg:y1="10.26cm" svg:x2="16.25cm" svg:y2="12cm">
          <text:p/>
        </draw:line>
        <draw:custom-shape draw:name="テキスト ボックス 20" draw:style-name="gr19" draw:text-style-name="P5" draw:layer="layout" svg:width="10.5cm" svg:height="1.5cm" svg:x="11.25cm" svg:y="4.5cm">
          <text:p text:style-name="P8"><text:span text:style-name="T2">Volume</text:span><text:span text:style-name="T2">の</text:span><text:span text:style-name="T2">ports</text:span><text:span text:style-name="T2">は、</text:span><text:span text:style-name="T1">要素数２の配列</text:span><text:span text:style-name="T2">コネクタ</text:span></text:p>
          <text:p text:style-name="P8"><text:span text:style-name="T3">Modelica.Fluid.Vessels.ClosedVolume volume(***, nPorts = 2, ***)</text:span></text:p>
          <text:p text:style-name="P8"><text:span text:style-name="T3">*</text:span><text:span text:style-name="T3">上記コードは関係ない</text:span><text:span text:style-name="T3">parameter</text:span><text:span text:style-name="T3">設定記述を省略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4" draw:layer="layout" svg:x1="15.55cm" svg:y1="10.25cm" svg:x2="15.55cm" svg:y2="6cm">
          <text:p/>
        </draw:line>
        <draw:custom-shape draw:name="テキスト ボックス 7" draw:style-name="gr20" draw:text-style-name="P7" draw:layer="layout" svg:width="12.5cm" svg:height="1.75cm" svg:x="4.5cm" svg:y="2.55cm">
          <text:p text:style-name="P2"><text:span text:style-name="T2">エラー事象</text:span><text:span text:style-name="T2">2</text:span></text:p>
          <text:p text:style-name="P2"><text:span text:style-name="T6">　</text:span><text:span text:style-name="T6">connect</text:span><text:span text:style-name="T6">文の</text:span><text:span text:style-name="T6">ports</text:span><text:span text:style-name="T6">配列の添え字が誤ったものとなっている．</text:span></text:p>
          <text:p text:style-name="P2"><text:span text:style-name="T6">　</text:span><text:span text:style-name="T9">＊</text:span><text:span text:style-name="T9">OpenModelica</text:span><text:span text:style-name="T9">の自動</text:span><text:span text:style-name="T9">Code</text:span><text:span text:style-name="T9">のバグの可能性が有り、</text:span><text:span text:style-name="T9">User</text:span><text:span text:style-name="T9">側での事前回避法は不明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20:57:52.197000000</meta:creation-date>
    <dc:date>2023-12-17T06:50:04.787000000</dc:date>
    <meta:editing-duration>PT9H52M2S</meta:editing-duration>
    <meta:editing-cycles>22</meta:editing-cycles>
    <meta:generator>LibreOffice/7.5.5.2$Windows_X86_64 LibreOffice_project/ca8fe7424262805f223b9a2334bc7181abbcbf5e</meta:generator>
    <meta:document-statistic meta:object-count="35"/>
  </office:meta>
</office:document-meta>
</file>